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2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1" table:default-cell-style-name="Default"/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87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96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96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7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8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95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101" table:default-cell-style-name="Default"/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91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94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94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9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2" table:number-columns-repeated="101" table:default-cell-style-name="Default"/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5" office:value-type="float" office:value="0" calcext:value-type="float">
            <text:p>0</text:p>
          </table:table-cell>
          <table:table-cell table:number-columns-repeated="66" office:value-type="float" office:value="1" calcext:value-type="float">
            <text:p>1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67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94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95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7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96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2" table:number-columns-repeated="101" table:default-cell-style-name="Default"/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87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9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8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96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7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2" table:number-columns-repeated="101" table:default-cell-style-name="Default"/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table:number-columns-repeated="82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88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95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95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8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currency-style style:name="N17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currency-style style:name="N17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number-style style:name="N17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 loext:blank-width-char="("> </number:text>
      <number:fill-character> </number:fill-character>
      <number:text>- _)</number:text>
    </number:number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81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1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1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2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8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2P0"/>
    </number:currency-style>
    <number:currency-style style:name="N183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8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3P0"/>
    </number:currency-style>
    <number:currency-style style:name="N184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8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4P0"/>
    </number:currency-style>
    <number:currency-style style:name="N185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8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5P0"/>
    </number:currency-style>
    <number:number-style style:name="N18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6P2" style:volatile="true">
      <number:text loext:blank-width-char="("> </number:text>
      <number:fill-character> </number:fill-character>
      <number:text loext:blank-width-char=")1">- </number:text>
    </number:number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currency-style style:name="N187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87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87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87">
      <number:text loext:blank-width-char="("> </number:text>
      <number:text-content/>
      <number:text loext:blank-width-char=")"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8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8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8">
      <number:text loext:blank-width-char="("> </number:text>
      <number:text-content/>
      <number:text loext:blank-width-char=")"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currency-style style:name="N189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89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9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89">
      <number:text loext:blank-width-char="("> </number:text>
      <number:text-content/>
      <number:text loext:blank-width-char=")"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 style:data-style-name="N2" text:time-value="16:16:28.3766353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00:42:30.128707723</meta:creation-date>
    <dc:date>2025-06-16T16:16:47.204541717</dc:date>
    <meta:editing-duration>PT2M31S</meta:editing-duration>
    <meta:editing-cycles>5</meta:editing-cycles>
    <meta:generator>LibreOffice/24.8.7.2$Linux_X86_64 LibreOffice_project/480$Build-2</meta:generator>
    <meta:document-statistic meta:table-count="5" meta:cell-count="23230" meta:object-count="0"/>
  </office:meta>
</office:document-meta>
</file>